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paragraph-rsid="001f02b5"/>
    </style:style>
    <style:style style:name="P2" style:family="paragraph" style:parent-style-name="Text_20_body">
      <style:text-properties officeooo:rsid="004dab14" officeooo:paragraph-rsid="004dab14"/>
    </style:style>
    <style:style style:name="P3" style:family="paragraph" style:parent-style-name="Text_20_body">
      <style:text-properties officeooo:rsid="004dab14" officeooo:paragraph-rsid="004ebb2e"/>
    </style:style>
    <style:style style:name="P4" style:family="paragraph" style:parent-style-name="Text_20_body">
      <style:text-properties officeooo:rsid="004e053c" officeooo:paragraph-rsid="004fa136"/>
    </style:style>
    <style:style style:name="P5" style:family="paragraph" style:parent-style-name="Text_20_body">
      <style:text-properties officeooo:rsid="0045d8f6" officeooo:paragraph-rsid="004dab14"/>
    </style:style>
    <style:style style:name="P6" style:family="paragraph" style:parent-style-name="Text_20_body">
      <style:text-properties officeooo:rsid="004fa136" officeooo:paragraph-rsid="004fa136"/>
    </style:style>
    <style:style style:name="P7" style:family="paragraph" style:parent-style-name="Text_20_body">
      <style:text-properties officeooo:rsid="00535477" officeooo:paragraph-rsid="00535477"/>
    </style:style>
    <style:style style:name="P8"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5fa58" officeooo:paragraph-rsid="0045fa58"/>
    </style:style>
    <style:style style:name="P9"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65ddc" officeooo:paragraph-rsid="00465ddc"/>
    </style:style>
    <style:style style:name="P10"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78dfa" officeooo:paragraph-rsid="00478dfa"/>
    </style:style>
    <style:style style:name="P11" style:family="paragraph" style:parent-style-name="List_20_2" style:master-page-name="">
      <loext:graphic-properties draw:fill="none"/>
      <style:paragraph-properties fo:margin-left="1.27cm" fo:margin-right="0cm" fo:margin-top="0.102cm" fo:margin-bottom="0.305cm" loext:contextual-spacing="false" fo:line-height="100%" fo:text-indent="-0.64cm" style:auto-text-indent="false" style:page-number="auto" fo:background-color="transparent" style:shadow="none">
        <style:tab-stops/>
      </style:paragraph-properties>
      <style:text-properties officeooo:rsid="0045fa58" officeooo:paragraph-rsid="0045fa58"/>
    </style:style>
    <style:style style:name="P12" style:family="paragraph" style:parent-style-name="List_20_1">
      <style:text-properties officeooo:rsid="0045d8f6" officeooo:paragraph-rsid="0045fa58"/>
    </style:style>
    <style:style style:name="P13" style:family="paragraph" style:parent-style-name="List_20_1">
      <style:text-properties fo:font-style="normal" style:text-underline-style="none" fo:font-weight="normal" officeooo:rsid="00465ddc" officeooo:paragraph-rsid="0045fa58" style:font-style-asian="normal" style:font-weight-asian="normal" style:font-style-complex="normal" style:font-weight-complex="normal"/>
    </style:style>
    <style:style style:name="P14" style:family="paragraph" style:parent-style-name="List_20_2">
      <loext:graphic-properties draw:fill="none"/>
      <style:paragraph-properties fo:margin-left="0.63cm" fo:margin-right="0cm" fo:margin-top="0.102cm" fo:margin-bottom="0.305cm" loext:contextual-spacing="false" fo:line-height="100%" fo:text-indent="0cm" style:auto-text-indent="false" fo:background-color="transparent" style:shadow="none">
        <style:tab-stops/>
      </style:paragraph-properties>
      <style:text-properties officeooo:rsid="00478dfa" officeooo:paragraph-rsid="00465ddc"/>
    </style:style>
    <style:style style:name="P15" style:family="paragraph" style:parent-style-name="List_20_2">
      <loext:graphic-properties draw:fill="none"/>
      <style:paragraph-properties fo:margin-left="0cm" fo:margin-right="0cm" fo:margin-top="0.102cm" fo:margin-bottom="0.305cm" loext:contextual-spacing="false" fo:line-height="100%" fo:text-indent="0cm" style:auto-text-indent="false" fo:background-color="transparent" style:shadow="none">
        <style:tab-stops/>
      </style:paragraph-properties>
      <style:text-properties officeooo:rsid="00535477" officeooo:paragraph-rsid="00478dfa"/>
    </style:style>
    <style:style style:name="P16" style:family="paragraph" style:parent-style-name="List_20_1" style:list-style-name="L1">
      <style:text-properties officeooo:paragraph-rsid="0045fa58"/>
    </style:style>
    <style:style style:name="P17" style:family="paragraph" style:parent-style-name="List_20_1" style:list-style-name="L1">
      <style:text-properties fo:font-weight="bold" officeooo:rsid="0045fa58" officeooo:paragraph-rsid="0045fa58" style:font-weight-asian="bold" style:font-weight-complex="bold"/>
    </style:style>
    <style:style style:name="P18" style:family="paragraph" style:parent-style-name="List_20_1">
      <style:text-properties fo:font-style="normal" style:text-underline-style="none" fo:font-weight="normal" officeooo:rsid="00465ddc" officeooo:paragraph-rsid="0045fa58" style:font-style-asian="normal" style:font-weight-asian="normal" style:font-style-complex="normal" style:font-weight-complex="normal"/>
    </style:style>
    <style:style style:name="P19" style:family="paragraph" style:parent-style-name="List_20_2">
      <loext:graphic-properties draw:fill="none"/>
      <style:paragraph-properties fo:margin-left="0cm" fo:margin-right="0cm" fo:margin-top="0.102cm" fo:margin-bottom="0.305cm" loext:contextual-spacing="false" fo:line-height="100%" fo:text-indent="0cm" style:auto-text-indent="false" fo:background-color="transparent" style:shadow="none">
        <style:tab-stops/>
      </style:paragraph-properties>
      <style:text-properties officeooo:rsid="00535477" officeooo:paragraph-rsid="00478dfa"/>
    </style:style>
    <style:style style:name="P20" style:family="paragraph" style:parent-style-name="Heading_20_1">
      <style:paragraph-properties fo:line-height="100%" style:shadow="none"/>
      <style:text-properties officeooo:paragraph-rsid="0048ceac"/>
    </style:style>
    <style:style style:name="P21" style:family="paragraph" style:parent-style-name="Heading_20_2">
      <style:paragraph-properties fo:line-height="100%" style:shadow="none"/>
      <style:text-properties officeooo:paragraph-rsid="0048ceac"/>
    </style:style>
    <style:style style:name="P22" style:family="paragraph" style:parent-style-name="Text_20_body">
      <style:text-properties officeooo:rsid="005523da" officeooo:paragraph-rsid="005523da"/>
    </style:style>
    <style:style style:name="P23" style:family="paragraph" style:parent-style-name="Text_20_body">
      <style:text-properties officeooo:rsid="004dab14" officeooo:paragraph-rsid="004dab14"/>
    </style:style>
    <style:style style:name="T1" style:family="text">
      <style:text-properties officeooo:rsid="001f02b5"/>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45fa58" style:font-style-asian="normal" style:font-weight-asian="normal" style:font-style-complex="normal" style:font-weight-complex="normal"/>
    </style:style>
    <style:style style:name="T4" style:family="text">
      <style:text-properties fo:font-style="normal" style:text-underline-style="none" fo:font-weight="bold" officeooo:rsid="0045fa58"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officeooo:rsid="001d6dbf"/>
    </style:style>
    <style:style style:name="T7" style:family="text">
      <style:text-properties officeooo:rsid="004dab14"/>
    </style:style>
    <style:style style:name="T8" style:family="text">
      <style:text-properties officeooo:rsid="004e053c"/>
    </style:style>
    <style:style style:name="T9" style:family="text">
      <style:text-properties officeooo:rsid="004ebb2e"/>
    </style:style>
    <style:style style:name="T10" style:family="text">
      <style:text-properties officeooo:rsid="004fd282"/>
    </style:style>
    <style:style style:name="T11" style:family="text">
      <style:text-properties officeooo:rsid="00527245"/>
    </style:style>
    <style:style style:name="T12" style:family="text">
      <style:text-properties officeooo:rsid="005523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andout <text:span text:style-name="T7">6</text:span> <text:span text:style-name="T6">(Writing)</text:span>: <text:span text:style-name="T7">Editing Rubric</text:span></text:h>
      <text:p text:style-name="P2">Please fill out this comment sheet for each of the reports you read<text:span text:style-name="T8"> (or make your own sheet with similar feedback.) </text:span></text:p>
      <text:p text:style-name="P2"/>
      <text:p text:style-name="P22">0) What kind of reader is this report aimed at? How do you know? Do you think the report will appeal to its intended readership? If not, suggest ways to better target the intended audience. </text:p>
      <text:p text:style-name="P22"/>
      <text:p text:style-name="P22"/>
      <text:p text:style-name="P22"/>
      <text:p text:style-name="P22"/>
      <text:p text:style-name="P22"/>
      <text:p text:style-name="P22"/>
      <text:p text:style-name="P22"/>
      <text:p text:style-name="P22"/>
      <text:p text:style-name="P22"><text:s text:c="2"/></text:p>
      <text:p text:style-name="P3">1) <text:span text:style-name="T10">Comment on </text:span>the <text:span text:style-name="T8">clarity &amp; coherence of the </text:span>document overall<text:span text:style-name="T10">.</text:span> Please comment on <text:span text:style-name="T11">one or more</text:span> things the writer did well<text:span text:style-name="T11"> overall</text:span>, and <text:span text:style-name="T11">one or more</text:span> things they can improve on<text:span text:style-name="T11"> overall</text:span>. <text:span text:style-name="T9">(You may want to answer this question last.) </text:span></text:p>
      <text:p text:style-name="P2"/>
      <text:p text:style-name="P2">Positive: </text:p>
      <text:p text:style-name="P2"/>
      <text:p text:style-name="P2"/>
      <text:p text:style-name="P2"/>
      <text:p text:style-name="P2"/>
      <text:p text:style-name="P2"/>
      <text:p text:style-name="P2"/>
      <text:p text:style-name="P2"/>
      <text:p text:style-name="P2">Can Improve: </text:p>
      <text:p text:style-name="P2"/>
      <text:p text:style-name="P2"/>
      <text:p text:style-name="P2"/>
      <text:p text:style-name="P2"/>
      <text:p text:style-name="P2"/>
      <text:p text:style-name="P2"/>
      <text:p text:style-name="P2"/>
      <text:p text:style-name="P2"/>
      <text:p text:style-name="P2"/>
      <text:p text:style-name="P2"/>
      <text:p text:style-name="P4"><text:soft-page-break/>2) <text:span text:style-name="T9">Now, please read the report carefully and pay attention to whether it follows the principles of clarity. Point out places where these principles are not followed (and where you feel that following them would improve the text.) Also give other types of editorial feedback, such as about grammar. You can write your feedback on a separate page, or directly in the text. </text:span></text:p>
      <text:p text:style-name="P4"/>
      <text:p text:style-name="P6">Recall the principles of clarity are: <text:s text:c="2"/></text:p>
      <text:p text:style-name="P5"/>
      <text:list xml:id="list4596441998771996017" text:style-name="L1">
        <text:list-item>
          <text:p text:style-name="P16"><text:span text:style-name="T4">Characters as subjects</text:span><text:span text:style-name="T3">. Use main characters in your "story" as subjects of most sentences. </text:span></text:p>
        </text:list-item>
        <text:list-item>
          <text:p text:style-name="P17"><text:span text:style-name="T5">Actions as verbs</text:span><text:span text:style-name="T2">. Express the main actions performed by or on these characters as verbs, not nouns. </text:span></text:p>
        </text:list-item>
        <text:list-item>
          <text:p text:style-name="P17"><text:span text:style-name="T5">Old before new</text:span><text:span text:style-name="T2">. Begin sentences with familiar information, and end them with information readers cannot predict. </text:span></text:p>
        </text:list-item>
        <text:list-item>
          <text:p text:style-name="P16"><text:span text:style-name="T4">Short before long</text:span><text:span text:style-name="T3">. Begin with a short, easily grasped segment of information that frames the longer, more complex segments that follow. This principle applies not only to sentences but also to paragraphs, sections, and whole documents. </text:span></text:p>
        </text:list-item>
      </text:list>
      <text:p text:style-name="P13"/>
      <text:p text:style-name="P13"/>
      <text:p text:style-name="P13"/>
      <text:p text:style-name="P13"/>
      <text:p text:style-name="P12"/>
      <text:p text:style-name="P6">3) Comment on whether each of these principles of coherence is followed, and if not, suggest how the text could be altered to follow it<text:span text:style-name="T10"> (provided doing so would improve the text.) </text:span></text:p>
      <text:p text:style-name="P11">1) Introduction: Motivate readers to read carefully by stating a problem they should care about. </text:p>
      <text:p text:style-name="P8"/>
      <text:p text:style-name="P8">2) State your point or solution at or near the end of that introduction. </text:p>
      <text:p text:style-name="P8"/>
      <text:p text:style-name="P8">3) In that point, introduce important concepts that you will develop in what follows. </text:p>
      <text:p text:style-name="P8"/>
      <text:p text:style-name="P8">4) Make everything that follows relevant to your point. </text:p>
      <text:p text:style-name="P8"/>
      <text:p text:style-name="P9">5) Make it clear where each part/section begins and ends. </text:p>
      <text:p text:style-name="P9"/>
      <text:p text:style-name="P9">6) Order parts in a way that makes clear and visible sense to your readers. </text:p>
      <text:p text:style-name="P9"/>
      <text:p text:style-name="P9">7) Open each part/section with its own short introductory segment. </text:p>
      <text:p text:style-name="P9"><text:soft-page-break/></text:p>
      <text:p text:style-name="P9">8) Put the point of each part/section at the end of that opening segment. </text:p>
      <text:p text:style-name="P9"/>
      <text:p text:style-name="P9">9) Begin sentences that form a unit with consistent subjects / topics. </text:p>
      <text:p text:style-name="P9"/>
      <text:p text:style-name="P9">10) Create cohesive old-new ties between sentences. </text:p>
      <text:p text:style-name="P14"/>
      <text:p text:style-name="P10">11) Start with simple, easy-to-grasp examples, then move to more general theories. </text:p>
      <text:p text:style-name="P15"/>
      <text:p text:style-name="P15"/>
      <text:p text:style-name="P15"/>
      <text:p text:style-name="P7">4) Comment on the <text:span text:style-name="T12">overall use of </text:span>math<text:span text:style-name="T12">ematics, paying attention to the issues we discussed in class. Suggest improvements, if needed.</text:span></text:p>
      <text:h text:style-name="P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loext:contextual-spacing="false" fo:line-height="100%" style:shadow="none"/>
      <style:text-properties fo:font-size="12pt" officeooo:rsid="001ca392" style:font-size-asian="12pt" style:font-size-complex="12pt"/>
    </style:style>
    <style:style style:name="List" style:family="paragraph" style:parent-style-name="Text_20_body" style:class="list">
      <style:paragraph-properties fo:margin-top="0cm" fo:margin-bottom="0cm" loext:contextual-spacing="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Palatino" fo:font-family="Palatino"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Palatino" fo:font-family="Palatino"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style:font-name="Palatino" fo:font-family="Palatino" style:font-family-generic="roman" style:font-pitch="variable" officeooo:rsid="001b24f9"/>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0.61cm" fo:margin-right="0cm" fo:margin-top="0.102cm" fo:margin-bottom="0.305cm" loext:contextual-spacing="false" fo:line-height="100%" fo:text-indent="-0.635cm" style:auto-text-indent="false">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f02b5"/>
    </style:style>
    <style:style style:name="MT1" style:family="text">
      <style:text-properties officeooo:rsid="001f02b5"/>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356cm" fo:margin-left="0cm" fo:margin-right="0cm" fo:margin-bottom="0.254cm" fo:border-top="0.06pt solid #808080" fo:border-bottom="0.06pt solid #808080" fo:border-left="none" fo:border-right="none" fo:padding="0.152cm" style:shadow="#b3b3b3 0.102cm 0.102cm" fo:background-color="transparent" style:dynamic-spacing="false" draw:fill="none" draw:fill-color="#729fcf"/>
      </style:header-style>
      <style:footer-style/>
    </style:page-layout>
  </office:automatic-styles>
  <office:master-styles>
    <style:master-page style:name="Standard" style:page-layout-name="Mpm1">
      <style:header>
        <text:p text:style-name="MP1">Communication in the Mathematical Sciences, Spring 2020 <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anda Holmes-Cerfon</meta:initial-creator>
    <meta:creation-date>2020-01-28T11:16:17.937192137</meta:creation-date>
    <dc:date>2020-04-08T09:48:25.274398895</dc:date>
    <meta:editing-duration>PT5H42M19S</meta:editing-duration>
    <meta:editing-cycles>45</meta:editing-cycles>
    <meta:generator>LibreOffice/5.2.0.4$MacOSX_X86_64 LibreOffice_project/066b007f5ebcc236395c7d282ba488bca6720265</meta:generator>
    <meta:document-statistic meta:table-count="0" meta:image-count="0" meta:object-count="0" meta:page-count="3" meta:paragraph-count="27" meta:word-count="453" meta:character-count="2709" meta:non-whitespace-character-count="2257"/>
  </office:meta>
</office:document-meta>
</file>